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officeooo:rsid="000a713f" officeooo:paragraph-rsid="000a713f" style:font-size-asian="10.5pt" style:font-size-complex="12pt"/>
    </style:style>
    <style:style style:name="P2" style:family="paragraph" style:parent-style-name="Standard">
      <style:paragraph-properties fo:line-height="150%" fo:text-align="justify" style:justify-single-word="false"/>
      <style:text-properties style:font-name="Times New Roman1" fo:font-size="12pt" officeooo:rsid="000a713f" officeooo:paragraph-rsid="0010418b" style:font-size-asian="10.5pt" style:font-size-complex="12pt"/>
    </style:style>
    <style:style style:name="P3" style:family="paragraph" style:parent-style-name="Standard">
      <style:paragraph-properties fo:line-height="150%" fo:text-align="justify" style:justify-single-word="false"/>
      <style:text-properties style:font-name="Times New Roman1" fo:font-size="12pt" officeooo:rsid="000a713f" officeooo:paragraph-rsid="002eb500" style:font-size-asian="10.5pt" style:font-size-complex="12pt"/>
    </style:style>
    <style:style style:name="P4" style:family="paragraph" style:parent-style-name="Standard">
      <style:paragraph-properties fo:line-height="150%" fo:text-align="justify" style:justify-single-word="false"/>
      <style:text-properties style:font-name="Times New Roman1" fo:font-size="12pt" officeooo:rsid="000a713f" officeooo:paragraph-rsid="0032f4c4" style:font-size-asian="10.5pt" style:font-size-complex="12pt"/>
    </style:style>
    <style:style style:name="P5" style:family="paragraph" style:parent-style-name="Standard">
      <style:paragraph-properties fo:line-height="150%" fo:text-align="justify" style:justify-single-word="false"/>
      <style:text-properties style:font-name="Times New Roman1" fo:font-size="12pt" officeooo:rsid="0011377c" officeooo:paragraph-rsid="0011377c" style:font-size-asian="10.5pt" style:font-size-complex="12pt"/>
    </style:style>
    <style:style style:name="P6" style:family="paragraph" style:parent-style-name="Standard">
      <style:paragraph-properties fo:line-height="150%" fo:text-align="center" style:justify-single-word="false"/>
      <style:text-properties fo:font-variant="small-caps" style:font-name="Times New Roman1" fo:font-size="15pt" officeooo:rsid="000ddfe0" officeooo:paragraph-rsid="000ddfe0" style:font-size-asian="13.1000003814697pt" style:font-size-complex="15pt"/>
    </style:style>
    <style:style style:name="P7" style:family="paragraph" style:parent-style-name="Standard">
      <style:paragraph-properties fo:line-height="150%" fo:text-align="justify" style:justify-single-word="false"/>
      <style:text-properties fo:font-variant="normal" fo:text-transform="none" style:font-name="Times New Roman2" fo:font-size="13pt" fo:font-style="italic" officeooo:rsid="0011377c" officeooo:paragraph-rsid="0011377c" style:font-size-asian="13pt" style:font-style-asian="italic" style:font-size-complex="13pt" style:font-style-complex="italic"/>
    </style:style>
    <style:style style:name="P8" style:family="paragraph" style:parent-style-name="Standard">
      <style:paragraph-properties fo:line-height="150%" fo:text-align="justify" style:justify-single-word="false"/>
      <style:text-properties fo:font-variant="normal" fo:text-transform="none" style:font-name="Times New Roman2" fo:font-size="13pt" fo:font-style="italic" officeooo:rsid="002dae9e" officeooo:paragraph-rsid="002dae9e" style:font-size-asian="13pt" style:font-style-asian="italic" style:font-size-complex="13pt" style:font-style-complex="italic"/>
    </style:style>
    <style:style style:name="P9" style:family="paragraph" style:parent-style-name="Standard">
      <style:paragraph-properties fo:line-height="150%" fo:text-align="justify" style:justify-single-word="false"/>
      <style:text-properties fo:font-variant="normal" fo:text-transform="none" style:font-name="Times New Roman2" fo:font-size="13pt" fo:font-style="italic" officeooo:rsid="003e86c1" officeooo:paragraph-rsid="003e86c1" style:font-name-asian="Droid Sans Fallback" style:font-size-asian="13pt" style:font-style-asian="italic" style:font-name-complex="FreeSans" style:font-size-complex="13pt" style:font-style-complex="italic"/>
    </style:style>
    <style:style style:name="P10" style:family="paragraph" style:parent-style-name="Standard">
      <style:paragraph-properties fo:line-height="150%" fo:text-align="justify" style:justify-single-word="false"/>
      <style:text-properties fo:font-variant="normal" fo:text-transform="none" style:font-name="Times New Roman2" fo:font-size="13pt" fo:font-style="italic" officeooo:rsid="00617d9a" officeooo:paragraph-rsid="00617d9a" style:font-name-asian="Droid Sans Fallback" style:font-size-asian="13pt" style:font-style-asian="italic" style:font-name-complex="FreeSans" style:font-size-complex="13pt" style:font-style-complex="italic"/>
    </style:style>
    <style:style style:name="P11"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11377c" style:font-size-asian="10.5pt" style:font-size-complex="12pt"/>
    </style:style>
    <style:style style:name="P12"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563ca" style:font-size-asian="10.5pt" style:font-size-complex="12pt"/>
    </style:style>
    <style:style style:name="P13"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eb500" style:font-size-asian="10.5pt" style:font-size-complex="12pt"/>
    </style:style>
    <style:style style:name="P14"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15"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16"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602b7" style:font-size-asian="10.5pt" style:font-size-complex="12pt"/>
    </style:style>
    <style:style style:name="P17" style:family="paragraph" style:parent-style-name="Standard">
      <style:paragraph-properties fo:line-height="150%" fo:text-align="justify" style:justify-single-word="false"/>
      <style:text-properties fo:font-variant="normal" fo:text-transform="none" style:font-name="Times New Roman2" fo:font-size="12pt" officeooo:rsid="003602b7" officeooo:paragraph-rsid="003602b7" style:font-name-asian="Droid Sans Fallback" style:font-size-asian="10.5pt" style:font-name-complex="FreeSans" style:font-size-complex="12pt"/>
    </style:style>
    <style:style style:name="P18"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3e86c1" style:font-name-asian="Droid Sans Fallback" style:font-size-asian="10.5pt" style:font-name-complex="FreeSans" style:font-size-complex="12pt"/>
    </style:style>
    <style:style style:name="P19"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494bff" style:font-name-asian="Droid Sans Fallback" style:font-size-asian="10.5pt" style:font-name-complex="FreeSans" style:font-size-complex="12pt"/>
    </style:style>
    <style:style style:name="P20"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51c2b8" style:font-name-asian="Droid Sans Fallback" style:font-size-asian="10.5pt" style:font-name-complex="FreeSans" style:font-size-complex="12pt"/>
    </style:style>
    <style:style style:name="P21" style:family="paragraph" style:parent-style-name="Standard">
      <style:paragraph-properties fo:line-height="150%" fo:text-align="justify" style:justify-single-word="false"/>
      <style:text-properties fo:font-variant="normal" fo:text-transform="none" style:font-name="Times New Roman2" fo:font-size="12pt" officeooo:rsid="00300e31" officeooo:paragraph-rsid="002dae9e" style:font-name-asian="Droid Sans Fallback" style:font-size-asian="10.5pt" style:font-name-complex="FreeSans" style:font-size-complex="12pt"/>
    </style:style>
    <style:style style:name="P22"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617d9a" style:font-name-asian="Droid Sans Fallback" style:font-size-asian="10.5pt" style:font-name-complex="FreeSans" style:font-size-complex="12pt"/>
    </style:style>
    <style:style style:name="P23" style:family="paragraph" style:parent-style-name="Footnote">
      <style:text-properties officeooo:rsid="0017ef6c" officeooo:paragraph-rsid="0017ef6c"/>
    </style:style>
    <style:style style:name="P24" style:family="paragraph" style:parent-style-name="Footnote">
      <style:text-properties officeooo:rsid="001c5ded" officeooo:paragraph-rsid="001c5ded"/>
    </style:style>
    <style:style style:name="P25" style:family="paragraph" style:parent-style-name="Footnote">
      <style:text-properties officeooo:rsid="0020185d" officeooo:paragraph-rsid="0020185d"/>
    </style:style>
    <style:style style:name="P26" style:family="paragraph" style:parent-style-name="Footnote">
      <style:text-properties officeooo:rsid="0028bec1" officeooo:paragraph-rsid="0028bec1"/>
    </style:style>
    <style:style style:name="P27" style:family="paragraph" style:parent-style-name="Footnote">
      <style:text-properties officeooo:rsid="002d0b48" officeooo:paragraph-rsid="002d0b48"/>
    </style:style>
    <style:style style:name="P28" style:family="paragraph" style:parent-style-name="Footnote">
      <style:text-properties officeooo:rsid="00326547" officeooo:paragraph-rsid="00326547"/>
    </style:style>
    <style:style style:name="P29" style:family="paragraph" style:parent-style-name="Footnote">
      <style:text-properties officeooo:rsid="003c1147" officeooo:paragraph-rsid="003c1147"/>
    </style:style>
    <style:style style:name="P30" style:family="paragraph" style:parent-style-name="Footnote">
      <style:text-properties officeooo:rsid="0049970e" officeooo:paragraph-rsid="0049970e"/>
    </style:style>
    <style:style style:name="P31" style:family="paragraph" style:parent-style-name="Footnote">
      <style:text-properties officeooo:rsid="0053c920" officeooo:paragraph-rsid="0053c920"/>
    </style:style>
    <style:style style:name="P32"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size-asian="10.5pt" style:font-size-complex="12pt"/>
    </style:style>
    <style:style style:name="P33"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34"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name-asian="Droid Sans Fallback" style:font-size-asian="10.5pt" style:font-name-complex="FreeSans" style:font-size-complex="12pt"/>
    </style:style>
    <style:style style:name="P35"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name-asian="Droid Sans Fallback" style:font-size-asian="10.5pt" style:font-name-complex="FreeSans" style:font-size-complex="12pt"/>
    </style:style>
    <style:style style:name="T1" style:family="text">
      <style:text-properties officeooo:rsid="000d0f7e"/>
    </style:style>
    <style:style style:name="T2" style:family="text">
      <style:text-properties officeooo:rsid="000ddfe0"/>
    </style:style>
    <style:style style:name="T3" style:family="text">
      <style:text-properties fo:font-style="italic" style:font-style-asian="italic" style:font-style-complex="italic"/>
    </style:style>
    <style:style style:name="T4" style:family="text">
      <style:text-properties fo:font-style="italic" officeooo:rsid="000ddfe0" style:font-style-asian="italic" style:font-style-complex="italic"/>
    </style:style>
    <style:style style:name="T5" style:family="text">
      <style:text-properties fo:font-style="italic" officeooo:rsid="000d0f7e" style:font-style-asian="italic" style:font-style-complex="italic"/>
    </style:style>
    <style:style style:name="T6" style:family="text">
      <style:text-properties fo:font-style="italic" officeooo:rsid="0018dd0d" style:font-style-asian="italic" style:font-style-complex="italic"/>
    </style:style>
    <style:style style:name="T7" style:family="text">
      <style:text-properties fo:font-style="italic" officeooo:rsid="001c5ded" style:font-name-asian="Droid Sans Fallback" style:font-style-asian="italic" style:font-name-complex="FreeSans" style:font-style-complex="italic"/>
    </style:style>
    <style:style style:name="T8" style:family="text">
      <style:text-properties fo:font-style="italic" officeooo:rsid="0031356a" style:font-name-asian="Droid Sans Fallback" style:font-style-asian="italic" style:font-name-complex="FreeSans" style:font-style-complex="italic"/>
    </style:style>
    <style:style style:name="T9" style:family="text">
      <style:text-properties fo:font-variant="normal" fo:text-transform="none" style:font-name="Times New Roman" officeooo:rsid="000b695d"/>
    </style:style>
    <style:style style:name="T10" style:family="text">
      <style:text-properties fo:font-variant="normal" fo:text-transform="none" style:font-name="Times New Roman" officeooo:rsid="0029a356"/>
    </style:style>
    <style:style style:name="T11" style:family="text">
      <style:text-properties fo:font-variant="normal" fo:text-transform="none" style:font-name="Times New Roman" officeooo:rsid="006d45d0"/>
    </style:style>
    <style:style style:name="T12" style:family="text">
      <style:text-properties fo:font-variant="normal" fo:text-transform="none" style:font-name="Times New Roman2" officeooo:rsid="000b695d"/>
    </style:style>
    <style:style style:name="T13" style:family="text">
      <style:text-properties fo:font-variant="normal" fo:text-transform="none" style:font-name="Times New Roman2" officeooo:rsid="0010418b"/>
    </style:style>
    <style:style style:name="T14" style:family="text">
      <style:text-properties fo:font-variant="normal" fo:text-transform="none" style:font-name="Times New Roman2" officeooo:rsid="00105ac1"/>
    </style:style>
    <style:style style:name="T15" style:family="text">
      <style:text-properties fo:font-variant="normal" fo:text-transform="none" style:font-name="Times New Roman2" officeooo:rsid="001135a6"/>
    </style:style>
    <style:style style:name="T16" style:family="text">
      <style:text-properties fo:font-variant="normal" fo:text-transform="none" style:font-name="Times New Roman2" officeooo:rsid="0011377c"/>
    </style:style>
    <style:style style:name="T17" style:family="text">
      <style:text-properties fo:font-variant="normal" fo:text-transform="none" style:font-name="Times New Roman2" officeooo:rsid="00125197"/>
    </style:style>
    <style:style style:name="T18" style:family="text">
      <style:text-properties fo:font-variant="normal" fo:text-transform="none" style:font-name="Times New Roman2" fo:font-style="italic" officeooo:rsid="00125197" style:font-style-asian="italic" style:font-style-complex="italic"/>
    </style:style>
    <style:style style:name="T19" style:family="text">
      <style:text-properties fo:font-variant="normal" fo:text-transform="none" style:font-name="Times New Roman2" fo:font-style="italic" officeooo:rsid="00137b9f" style:font-style-asian="italic" style:font-style-complex="italic"/>
    </style:style>
    <style:style style:name="T20" style:family="text">
      <style:text-properties fo:font-variant="normal" fo:text-transform="none" style:font-name="Times New Roman2" officeooo:rsid="00137b9f"/>
    </style:style>
    <style:style style:name="T21" style:family="text">
      <style:text-properties fo:font-variant="normal" fo:text-transform="none" style:font-name="Times New Roman2" fo:font-style="normal" officeooo:rsid="00125197" style:font-style-asian="normal" style:font-style-complex="normal"/>
    </style:style>
    <style:style style:name="T22" style:family="text">
      <style:text-properties fo:font-variant="normal" fo:text-transform="none" style:font-name="Times New Roman2" fo:font-style="normal" officeooo:rsid="00159688" style:font-style-asian="normal" style:font-style-complex="normal"/>
    </style:style>
    <style:style style:name="T23" style:family="text">
      <style:text-properties fo:font-variant="normal" fo:text-transform="none" style:font-name="Times New Roman2" fo:font-style="normal" officeooo:rsid="00167d3e" style:font-style-asian="normal" style:font-style-complex="normal"/>
    </style:style>
    <style:style style:name="T24" style:family="text">
      <style:text-properties fo:font-variant="normal" fo:text-transform="none" style:font-name="Times New Roman2" officeooo:rsid="0029a356"/>
    </style:style>
    <style:style style:name="T25" style:family="text">
      <style:text-properties fo:font-variant="normal" fo:text-transform="none" style:font-name="Times New Roman2" officeooo:rsid="002dae9e"/>
    </style:style>
    <style:style style:name="T26" style:family="text">
      <style:text-properties fo:font-variant="normal" fo:text-transform="none" style:font-name="Times New Roman2" officeooo:rsid="002eb500" style:font-name-asian="Droid Sans Fallback" style:font-name-complex="FreeSans"/>
    </style:style>
    <style:style style:name="T27" style:family="text">
      <style:text-properties fo:font-variant="normal" fo:text-transform="none" style:font-name="Times New Roman2" officeooo:rsid="002eb500" style:font-name-asian="Times New Roman2" style:font-name-complex="Times New Roman2"/>
    </style:style>
    <style:style style:name="T28" style:family="text">
      <style:text-properties fo:font-variant="normal" fo:text-transform="none" style:font-name="Times New Roman2" officeooo:rsid="0032f4c4"/>
    </style:style>
    <style:style style:name="T29" style:family="text">
      <style:text-properties fo:font-variant="normal" fo:text-transform="none" style:font-name="Times New Roman2" officeooo:rsid="005b0d9d"/>
    </style:style>
    <style:style style:name="T30" style:family="text">
      <style:text-properties fo:font-style="normal" officeooo:rsid="00279aa7" style:font-style-asian="normal" style:font-style-complex="normal"/>
    </style:style>
    <style:style style:name="T31" style:family="text">
      <style:text-properties fo:font-style="normal" officeooo:rsid="0031356a" style:font-style-asian="normal" style:font-style-complex="normal"/>
    </style:style>
    <style:style style:name="T32" style:family="text">
      <style:text-properties fo:font-style="normal" officeooo:rsid="0032f4c4" style:font-style-asian="normal" style:font-style-complex="normal"/>
    </style:style>
    <style:style style:name="T33" style:family="text">
      <style:text-properties fo:font-style="normal" officeooo:rsid="000ddfe0" style:font-style-asian="normal" style:font-style-complex="normal"/>
    </style:style>
    <style:style style:name="T34" style:family="text">
      <style:text-properties fo:font-style="normal" officeooo:rsid="006d45d0" style:font-style-asian="normal" style:font-style-complex="normal"/>
    </style:style>
    <style:style style:name="T35" style:family="text">
      <style:text-properties officeooo:rsid="0017ef6c"/>
    </style:style>
    <style:style style:name="T36" style:family="text">
      <style:text-properties style:font-name="Times New Roman2" officeooo:rsid="0017ef6c" style:font-name-asian="Times New Roman2" style:font-name-complex="Times New Roman2"/>
    </style:style>
    <style:style style:name="T37" style:family="text">
      <style:text-properties style:font-name="Times New Roman2" officeooo:rsid="0020185d" style:font-name-asian="Times New Roman2" style:font-name-complex="Times New Roman2"/>
    </style:style>
    <style:style style:name="T38" style:family="text">
      <style:text-properties style:font-name="Times New Roman2" officeooo:rsid="002eb500" style:font-name-asian="Times New Roman2" style:font-name-complex="Times New Roman2"/>
    </style:style>
    <style:style style:name="T39" style:family="text">
      <style:text-properties style:font-name="Times New Roman2" officeooo:rsid="003b2264" style:font-name-asian="Times New Roman2" style:font-name-complex="Times New Roman2"/>
    </style:style>
    <style:style style:name="T40" style:family="text">
      <style:text-properties style:font-name="Times New Roman2" fo:font-style="italic" officeooo:rsid="00218f71" style:font-name-asian="Droid Sans Fallback" style:font-style-asian="italic" style:font-name-complex="FreeSans" style:font-style-complex="italic"/>
    </style:style>
    <style:style style:name="T41" style:family="text">
      <style:text-properties style:font-name="Times New Roman2" fo:font-style="normal" officeooo:rsid="002eb500" style:font-name-asian="Times New Roman2" style:font-style-asian="normal" style:font-name-complex="Times New Roman2" style:font-style-complex="normal"/>
    </style:style>
    <style:style style:name="T42" style:family="text">
      <style:text-properties style:font-name-asian="Droid Sans Fallback" style:font-name-complex="FreeSans"/>
    </style:style>
    <style:style style:name="T43" style:family="text">
      <style:text-properties officeooo:rsid="0017ef6c" style:font-name-asian="Droid Sans Fallback" style:font-name-complex="FreeSans"/>
    </style:style>
    <style:style style:name="T44" style:family="text">
      <style:text-properties officeooo:rsid="001a039b" style:font-name-asian="Droid Sans Fallback" style:font-name-complex="FreeSans"/>
    </style:style>
    <style:style style:name="T45" style:family="text">
      <style:text-properties officeooo:rsid="001af513" style:font-name-asian="Droid Sans Fallback" style:font-name-complex="FreeSans"/>
    </style:style>
    <style:style style:name="T46" style:family="text">
      <style:text-properties officeooo:rsid="001c5ded" style:font-name-asian="Droid Sans Fallback" style:font-name-complex="FreeSans"/>
    </style:style>
    <style:style style:name="T47" style:family="text">
      <style:text-properties officeooo:rsid="001e78a9" style:font-name-asian="Droid Sans Fallback" style:font-name-complex="FreeSans"/>
    </style:style>
    <style:style style:name="T48" style:family="text">
      <style:text-properties officeooo:rsid="001fa547" style:font-name-asian="Droid Sans Fallback" style:font-name-complex="FreeSans"/>
    </style:style>
    <style:style style:name="T49" style:family="text">
      <style:text-properties officeooo:rsid="0020185d" style:font-name-asian="Droid Sans Fallback" style:font-name-complex="FreeSans"/>
    </style:style>
    <style:style style:name="T50" style:family="text">
      <style:text-properties officeooo:rsid="00218f71" style:font-name-asian="Droid Sans Fallback" style:font-name-complex="FreeSans"/>
    </style:style>
    <style:style style:name="T51" style:family="text">
      <style:text-properties officeooo:rsid="00237c76" style:font-name-asian="Droid Sans Fallback" style:font-name-complex="FreeSans"/>
    </style:style>
    <style:style style:name="T52" style:family="text">
      <style:text-properties officeooo:rsid="002563ca" style:font-name-asian="Droid Sans Fallback" style:font-name-complex="FreeSans"/>
    </style:style>
    <style:style style:name="T53" style:family="text">
      <style:text-properties officeooo:rsid="00264627" style:font-name-asian="Droid Sans Fallback" style:font-name-complex="FreeSans"/>
    </style:style>
    <style:style style:name="T54" style:family="text">
      <style:text-properties officeooo:rsid="00279aa7" style:font-name-asian="Droid Sans Fallback" style:font-name-complex="FreeSans"/>
    </style:style>
    <style:style style:name="T55" style:family="text">
      <style:text-properties officeooo:rsid="00300e31" style:font-name-asian="Droid Sans Fallback" style:font-name-complex="FreeSans"/>
    </style:style>
    <style:style style:name="T56" style:family="text">
      <style:text-properties officeooo:rsid="0031356a" style:font-name-asian="Droid Sans Fallback" style:font-name-complex="FreeSans"/>
    </style:style>
    <style:style style:name="T57" style:family="text">
      <style:text-properties officeooo:rsid="00326547" style:font-name-asian="Droid Sans Fallback" style:font-name-complex="FreeSans"/>
    </style:style>
    <style:style style:name="T58" style:family="text">
      <style:text-properties officeooo:rsid="0032f4c4" style:font-name-asian="Droid Sans Fallback" style:font-name-complex="FreeSans"/>
    </style:style>
    <style:style style:name="T59" style:family="text">
      <style:text-properties officeooo:rsid="00342d8c" style:font-name-asian="Droid Sans Fallback" style:font-name-complex="FreeSans"/>
    </style:style>
    <style:style style:name="T60" style:family="text">
      <style:text-properties officeooo:rsid="0034a587" style:font-name-asian="Droid Sans Fallback" style:font-name-complex="FreeSans"/>
    </style:style>
    <style:style style:name="T61" style:family="text">
      <style:text-properties officeooo:rsid="00354b23" style:font-name-asian="Droid Sans Fallback" style:font-name-complex="FreeSans"/>
    </style:style>
    <style:style style:name="T62" style:family="text">
      <style:text-properties officeooo:rsid="003602b7" style:font-name-asian="Droid Sans Fallback" style:font-name-complex="FreeSans"/>
    </style:style>
    <style:style style:name="T63" style:family="text">
      <style:text-properties officeooo:rsid="003919c2" style:font-name-asian="Droid Sans Fallback" style:font-name-complex="FreeSans"/>
    </style:style>
    <style:style style:name="T64" style:family="text">
      <style:text-properties officeooo:rsid="003a583a" style:font-name-asian="Droid Sans Fallback" style:font-name-complex="FreeSans"/>
    </style:style>
    <style:style style:name="T65" style:family="text">
      <style:text-properties officeooo:rsid="005b0d9d" style:font-name-asian="Droid Sans Fallback" style:font-name-complex="FreeSans"/>
    </style:style>
    <style:style style:name="T66" style:family="text">
      <style:text-properties officeooo:rsid="005d2f62" style:font-name-asian="Droid Sans Fallback" style:font-name-complex="FreeSans"/>
    </style:style>
    <style:style style:name="T67" style:family="text">
      <style:text-properties officeooo:rsid="00617d9a" style:font-name-asian="Droid Sans Fallback" style:font-name-complex="FreeSans"/>
    </style:style>
    <style:style style:name="T68" style:family="text">
      <style:text-properties officeooo:rsid="0018dd0d"/>
    </style:style>
    <style:style style:name="T69" style:family="text">
      <style:text-properties officeooo:rsid="00279aa7"/>
    </style:style>
    <style:style style:name="T70" style:family="text">
      <style:text-properties officeooo:rsid="002cd658"/>
    </style:style>
    <style:style style:name="T71" style:family="text">
      <style:text-properties officeooo:rsid="0034a587"/>
    </style:style>
    <style:style style:name="T72" style:family="text">
      <style:text-properties officeooo:rsid="003b2264"/>
    </style:style>
    <style:style style:name="T73" style:family="text">
      <style:text-properties officeooo:rsid="003c8991"/>
    </style:style>
    <style:style style:name="T74" style:family="text">
      <style:text-properties officeooo:rsid="00417946"/>
    </style:style>
    <style:style style:name="T75" style:family="text">
      <style:text-properties officeooo:rsid="0047334b"/>
    </style:style>
    <style:style style:name="T76" style:family="text">
      <style:text-properties officeooo:rsid="0049970e"/>
    </style:style>
    <style:style style:name="T77" style:family="text">
      <style:text-properties officeooo:rsid="005071e7"/>
    </style:style>
    <style:style style:name="T78" style:family="text">
      <style:text-properties officeooo:rsid="0053a594"/>
    </style:style>
    <style:style style:name="T79" style:family="text">
      <style:text-properties officeooo:rsid="005b0d9d"/>
    </style:style>
    <style:style style:name="T80" style:family="text">
      <style:text-properties officeooo:rsid="005ca7f5"/>
    </style:style>
    <style:style style:name="T81" style:family="text">
      <style:text-properties officeooo:rsid="00617d9a"/>
    </style:style>
    <style:style style:name="T82" style:family="text">
      <style:text-properties officeooo:rsid="0063459a"/>
    </style:style>
    <style:style style:name="T83" style:family="text">
      <style:text-properties officeooo:rsid="0067280d"/>
    </style:style>
    <style:style style:name="T84" style:family="text">
      <style:text-properties officeooo:rsid="0067f7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égalité <text:span text:style-name="T69">nécessaire</text:span></text:p>
      <text:p text:style-name="P1"/>
      <text:p text:style-name="P1"/>
      <text:p text:style-name="P4"><text:tab/><text:span text:style-name="T1">Une fois que l'on a établi la liste des personnages principaux et la place de chacun d'entre eux dans le roman, on remarque que trois figures émergent : le roi, le chevalier, l'évêque. </text:span><text:span text:style-name="T5">Le roman de Joseph d'Arimathie</text:span><text:span text:style-name="T1">, c'est l'histoire de ces hommes-là. Du peuple il n'est jamais question. Seulement sous la forme de masses obscures, guidées par la brillante voix de leurs chefs.</text:span></text:p>
      <text:p text:style-name="P4"/>
      <text:p text:style-name="P3"><text:tab/><text:span text:style-name="T2">En fait, le roman offre l'image littéraire d'un système fondamentalement inégalitaire de la société. Ce système a été analysé par Georges Duby dans son essai </text:span><text:span text:style-name="T4">Les trois ordres ou l'imaginaire du féodalisme</text:span><text:span text:style-name="T33"> </text:span><text:span text:style-name="T34">paru en 1978</text:span><text:span text:style-name="T2">. L'historien</text:span><text:span text:style-name="T9"> tente d</text:span><text:span text:style-name="T11">e</text:span><text:span text:style-name="T9"> reconstituer </text:span><text:span text:style-name="T10">l'armature théorique </text:span><text:span text:style-name="T11">de ce système </text:span><text:span text:style-name="T10">à partir</text:span><text:span text:style-name="T9"> des écrits de deux évêques du XI</text:span><text:span text:style-name="T12">e :</text:span><text:span text:style-name="T13"> Gérard de Cambrai </text:span><text:span text:style-name="T25">(975-</text:span><text:span text:style-name="T27">†</text:span><text:span text:style-name="T25">1051)</text:span><text:span text:style-name="T13"> et Adalbéron de Laon </text:span><text:span text:style-name="T25">(</text:span><text:span text:style-name="T27">†</text:span><text:span text:style-name="T26">1031)</text:span><text:span text:style-name="T13">. Ces mêmes écrits, proposant un modèle </text:span><text:span text:style-name="T20">ordonné</text:span><text:span text:style-name="T13"> de la société idéale,</text:span><text:span text:style-name="T12"> </text:span><text:span text:style-name="T13">auraient eu</text:span><text:span text:style-name="T12"> une influence </text:span><text:span text:style-name="T13">notoire</text:span><text:span text:style-name="T12"> dans l'émergence d</text:span><text:span text:style-name="T20">es trois fonctions</text:span><text:span text:style-name="T12"> au sein de la société médiévale : </text:span><text:span text:style-name="T20">ceux qui prient (</text:span><text:span text:style-name="T19">oratores</text:span><text:span text:style-name="T20">), ceux qui combattent (</text:span><text:span text:style-name="T19">bellatores</text:span><text:span text:style-name="T20">) et ceux qui travaillent (</text:span><text:span text:style-name="T19">laboratores</text:span><text:span text:style-name="T20">)</text:span><text:span text:style-name="T12">. </text:span><text:span text:style-name="T20">En archéologue du féodalisme, Georges Duby nous montre que c</text:span><text:span text:style-name="T14">e modèle </text:span><text:span text:style-name="T29">idéologique</text:span><text:span text:style-name="T14"> trouve s</text:span><text:span text:style-name="T20">on</text:span><text:span text:style-name="T14"> </text:span><text:span text:style-name="T20">origine</text:span><text:span text:style-name="T14"> dans les grands textes</text:span><text:span text:style-name="T20"> de </text:span><text:span text:style-name="T24">la</text:span><text:span text:style-name="T20"> théologie </text:span><text:span text:style-name="T24">latine</text:span><text:span text:style-name="T20"> et qu'un long processus de germination nous conduit à</text:span><text:span text:style-name="T14"> son accomplissement le plus </text:span><text:span text:style-name="T16">décisif :</text:span><text:span text:style-name="T14"> la victoire d</text:span><text:span text:style-name="T15">u roi de France </text:span><text:span text:style-name="T14">Philippe Auguste </text:span><text:span text:style-name="T15">sur la coalition du roi d'Angleterre</text:span><text:span text:style-name="T14">, </text:span><text:span text:style-name="T15">le 27 juillet 1214 à Bouvines. Cette victoire sign</text:span><text:span text:style-name="T20">ait alors</text:span><text:span text:style-name="T15"> le retour en force du pouvoir monarchique et </text:span><text:span text:style-name="T16">l'avènement du modèle tri-fonctionnel dont avait rêver les évêques de Cambrai et de Laon deux siècles plus tôt.</text:span></text:p>
      <text:p text:style-name="P2"/>
      <text:p text:style-name="P2"><text:span text:style-name="T16"><text:tab/></text:span><text:span text:style-name="T28">Mais a</text:span><text:span text:style-name="T17">vant même d'en </text:span><text:span text:style-name="T25">rechercher</text:span><text:span text:style-name="T17"> l'empreinte littéraire dans </text:span><text:span text:style-name="T18">Le roman de Joseph d'Arimathie</text:span><text:span text:style-name="T21">, </text:span><text:span text:style-name="T22">il est nécessaire de bien comprendre comment un tel système </text:span><text:span text:style-name="T23">idéologique</text:span><text:span text:style-name="T22"> </text:span><text:span text:style-name="T23">a</text:span><text:span text:style-name="T22"> pu être pensé. L'itinéraire est tout tracé. </text:span><text:span text:style-name="T23">N</text:span><text:span text:style-name="T22">ous n'avons qu'à le suivre.</text:span></text:p>
      <text:p text:style-name="P2"/>
      <text:p text:style-name="P2"/>
      <text:p text:style-name="P7"><text:span text:style-name="T81">S</text:span>ources</text:p>
      <text:p text:style-name="P5"/>
      <text:p text:style-name="P11"><text:tab/><text:span text:style-name="T35">Lors de son pontificat, le pape Gélase (</text:span><text:span text:style-name="T36">†</text:span><text:span text:style-name="T43">496) éno</text:span><text:span text:style-name="T59">nce</text:span><text:span text:style-name="T43"> </text:span><text:span text:style-name="T49">devant l'empereur Anastase</text:span><text:span text:style-name="T43"> le principe de la bipartition du pouvoir : « Ce qui principalement régit le monde est </text:span><text:soft-page-break/><text:span text:style-name="T43">double, l'autorité sacrée des pontifes et la puissance royale</text:span><text:span text:style-name="T43"><text:note text:id="ftn1" text:note-class="footnote"><text:note-citation>1</text:note-citation><text:note-body><text:p text:style-name="P23">Georges Duby, <text:span text:style-name="T6">Les trois ordres ou l'imaginaire du féodalisme</text:span><text:span text:style-name="T68">, in </text:span><text:span text:style-name="T6">Féodalité</text:span><text:span text:style-name="T68">, Gallimard, Paris, 1996, p. 537</text:span></text:p></text:note-body></text:note></text:span><text:span text:style-name="T43">. » </text:span><text:span text:style-name="T44">Il mit ainsi en avant la complémentarité essentielle de l'autorité qui légiti</text:span><text:span text:style-name="T65">me</text:span><text:span text:style-name="T44"> </text:span><text:span text:style-name="T58">et de</text:span><text:span text:style-name="T44"> la puissance qui accomplit. Autorité et puissance sont donc les deux </text:span><text:span text:style-name="T58">organes</text:span><text:span text:style-name="T44"> d'un </text:span><text:span text:style-name="T45">même </text:span><text:span text:style-name="T58">pouvoir</text:span><text:span text:style-name="T44">. Sans autorité, la puissance n'a pas de sens. Sans puissance, l'autorité n'a pas d'effet</text:span><text:span text:style-name="T59">.</text:span><text:span text:style-name="T44"> </text:span><text:span text:style-name="T58">Et s</text:span><text:span text:style-name="T53">eule</text:span><text:span text:style-name="T45"> </text:span><text:span text:style-name="T59">l'alliance</text:span><text:span text:style-name="T58"> équilibrée </text:span><text:span text:style-name="T59">de ces deux </text:span><text:span text:style-name="T66">formes de pouvoir</text:span><text:span text:style-name="T44"> </text:span><text:span text:style-name="T53">peut</text:span><text:span text:style-name="T44"> donne</text:span><text:span text:style-name="T53">r</text:span><text:span text:style-name="T44"> naissance à </text:span><text:span text:style-name="T45">un</text:span><text:span text:style-name="T44"> système ordonné </text:span><text:span text:style-name="T45">et pérenne. </text:span><text:span text:style-name="T58">L</text:span><text:span text:style-name="T45">es prélats de l'Église ne rêvent pas d'autre chose.</text:span></text:p>
      <text:p text:style-name="P11"><text:span text:style-name="T45"><text:tab/></text:span><text:span text:style-name="T46">Toutefois, si ces deux fonctions se complètent, elles ne se valent pas : « Deux offices, autonomes bien que solidaires : les empereurs ont besoin des évêques pour leur salut éternel ; les évêques attendent des empereurs la paix sur la terre. Non point égaux cependant : les deux mots choisis pour désigner chacun des deux pouvoirs, </text:span><text:span text:style-name="T7">auctoritas</text:span><text:span text:style-name="T46"> </text:span><text:span text:style-name="T7">potestas</text:span><text:span text:style-name="T46">, marquent la hiérarchie ; elle tient à cette orientation de l'univers qui, plaçant le ciel en haut, la terre en bas, institue la préséance du sacerdoce</text:span><text:span text:style-name="T46"><text:note text:id="ftn2" text:note-class="footnote"><text:note-citation>2</text:note-citation><text:note-body><text:p text:style-name="P24"><text:span text:style-name="T3">Ibid</text:span>., p. 537</text:p></text:note-body></text:note></text:span><text:span text:style-name="T46">. » </text:span><text:span text:style-name="T47">C'est donc la main dans la main, mais l'évêque </text:span><text:span text:style-name="T48">au dessus du</text:span><text:span text:style-name="T47"> roi, que tous deux gouverne</text:span><text:span text:style-name="T48">nt</text:span><text:span text:style-name="T47"> le monde.</text:span></text:p>
      <text:p text:style-name="P11"/>
      <text:p text:style-name="P13"><text:tab/><text:span text:style-name="T69">Lorsque Gérard</text:span><text:span text:style-name="T30"> de Cambrai </text:span><text:span text:style-name="T31">élabore la structure de son appareil idéologique</text:span><text:span text:style-name="T30">, Grégoire le Grand (540-</text:span><text:span text:style-name="T41">†</text:span><text:span text:style-name="T30">604) est sa principale source d'inspiration. Ce dernier avait </text:span><text:span text:style-name="T32">énoncé</text:span><text:span text:style-name="T30"> de</text:span><text:span text:style-name="T69">ux idées que Gérard de Cambrai fera siennes pour la conception de son idéal politique : l'inégalité et le péché. Georges Duby nous restitue deux citations de Grégoire le Grand que l'évêque intègre à son travail. La première concerne le moyen de l'appareil idéologique : « Les dispositions de la providence divine ont institué des grades divers et des ordres distincts afin, si les inférieurs témoignent de la déférence aux supérieurs et si les meilleurs gratifient d'amour les mineurs, que l'unité dans la concorde s'établisse, ainsi que la réunion de la diversité, et que soit gérée dans la rectitude l'administration de chaque fonction. La communauté ne pourrait subsister si l'ordre global de la diversité ne la préservait</text:span><text:span text:style-name="T69"><text:note text:id="ftn3" text:note-class="footnote"><text:note-citation>3</text:note-citation><text:note-body><text:p text:style-name="P26">Ibid., p. 492</text:p></text:note-body></text:note></text:span><text:span text:style-name="T69">. » L'inégalité permet la complémentarité. La complémentarité permet l'ordre. À chaque homme un grade est attribué ; grade qu'il ne choisi pas mais qu'il doit honorer. Les uns soumettent, les autres sont soumis. Tous se respectent.</text:span></text:p>
      <text:p text:style-name="P11"><text:tab/><text:span text:style-name="T70">La deuxième citation concerne la cause de l'appareil idéologique : « Bien que la nature engendre les hommes tous égaux, la faute subordonne les uns aux autres selon l'ordre variable des mérites ; cette diversité qui procède du vice est établie par le jugement divin afin que, parce qu'il n'appartient pas aux hommes de vivre dans l'égalité, </text:span><text:soft-page-break/><text:span text:style-name="T70">il soit demandé différemment aux uns et aux autres</text:span><text:span text:style-name="T70"><text:note text:id="ftn4" text:note-class="footnote"><text:note-citation>4</text:note-citation><text:note-body><text:p text:style-name="P27"><text:span text:style-name="T3">Ibid</text:span>., p. 493</text:p></text:note-body></text:note></text:span><text:span text:style-name="T70">. » À l'origine de cette inégalité, le péché que chaque homme porte en lui. L'inégalité du système politique de Grégoire le Grand n'est en fait que le reflet terrestre de prédispositions divines.</text:span></text:p>
      <text:p text:style-name="P11"/>
      <text:p text:style-name="P13"><text:span text:style-name="T47"><text:tab/></text:span><text:span text:style-name="T53">En 747, d</text:span><text:span text:style-name="T49">eux siècles et demi </text:span><text:span text:style-name="T53">après Gélase</text:span><text:span text:style-name="T49">, le pape Zacharie </text:span><text:span text:style-name="T50">(</text:span><text:span text:style-name="T38">†</text:span><text:span text:style-name="T50">752)</text:span><text:span text:style-name="T49"> ti</text:span><text:span text:style-name="T59">e</text:span><text:span text:style-name="T49">nt à Pépin le Bref un discours similaire : « Aux princes, aux hommes du siècle et aux guerriers </text:span><text:span text:style-name="T40">[bellatores]</text:span><text:span text:style-name="T49"> revient le soin de prendre garde à l'astuce des ennemis et de défendre le pays ; aux évêques, aux prêtres et aux serviteurs de Dieu, il appartient d'agir par les conseils salutaires et par les prières </text:span><text:span text:style-name="T37">–</text:span><text:span text:style-name="T49"> afin que, grâce à Dieu, nous priant </text:span><text:span text:style-name="T40">[orantibus]</text:span><text:span text:style-name="T49">, ceux-là combattant </text:span><text:span text:style-name="T40">[bellantibus]</text:span><text:span text:style-name="T49">, le pays demeure sauf</text:span><text:span text:style-name="T49"><text:note text:id="ftn5" text:note-class="footnote"><text:note-citation>5</text:note-citation><text:note-body><text:p text:style-name="P25"><text:span text:style-name="T3">Ibid</text:span>., p. 538</text:p></text:note-body></text:note></text:span><text:span text:style-name="T49">. » </text:span><text:span text:style-name="T59">Deux fonctions. Deux personnes.</text:span></text:p>
      <text:p text:style-name="P12"><text:span text:style-name="T49"><text:tab/></text:span><text:span text:style-name="T51">Pourtant, cet idéal ne sera pas l'idéal carolingien : le roi occupe sur terre la place que le Christ occupe dans le ciel. </text:span><text:span text:style-name="T53">Cet idéal est essentiellement monarchique. </text:span><text:span text:style-name="T52">La position suréminente du roi </text:span><text:span text:style-name="T53">qui en fait l'équivalent du Christ</text:span><text:span text:style-name="T52"> l'investit de l'autorité religieuse, autrefois le privilège des </text:span><text:span text:style-name="T54">évêques</text:span><text:span text:style-name="T52">. </text:span><text:span text:style-name="T53">Toujours d</text:span><text:span text:style-name="T52">eux fonctions. </text:span><text:span text:style-name="T53">Mais u</text:span><text:span text:style-name="T52">ne seule personne.</text:span></text:p>
      <text:p text:style-name="P12"/>
      <text:p text:style-name="P12"/>
      <text:p text:style-name="P8"><text:span text:style-name="T67">S</text:span><text:span text:style-name="T42">ystème</text:span></text:p>
      <text:p text:style-name="P14"/>
      <text:p text:style-name="P14"><text:span text:style-name="T42"><text:tab/></text:span><text:span text:style-name="T56">Deux textes du XIe siècle sont les principales sources d'informations de Georges Duby : les </text:span><text:span text:style-name="T8">Gesta episcoporum cameracensium</text:span><text:span text:style-name="T56"> de Gérard de Cambrai et le </text:span><text:span text:style-name="T8">Carmen ad Robertum regem</text:span><text:span text:style-name="T56"> d'Adalbéron de Laon. De ces textes, l'historien </text:span><text:span text:style-name="T57">dégage</text:span><text:span text:style-name="T56"> les grands principes du système </text:span><text:span text:style-name="T57">idéologique</text:span><text:span text:style-name="T56"> que les </text:span><text:span text:style-name="T57">deux </text:span><text:span text:style-name="T56">évêques ont </text:span><text:span text:style-name="T57">imagin</text:span><text:span text:style-name="T56">é</text:span><text:span text:style-name="T55"> :</text:span></text:p>
      <text:p text:style-name="P21"/>
      <text:list xml:id="list8691156596479751330" text:style-name="L1">
        <text:list-item>
          <text:p text:style-name="P32"><text:span text:style-name="T42">Le ciel et la terre </text:span><text:span text:style-name="T56">sont les</text:span><text:span text:style-name="T42"> deux parties superposées d'un même cosmos.</text:span></text:p>
        </text:list-item>
        <text:list-item>
          <text:p text:style-name="P34">L'ordre <text:span text:style-name="T71">est un</text:span> attribut de la cité parfaite.</text:p>
        </text:list-item>
        <text:list-item>
          <text:p text:style-name="P35">Un office divin et un office terrestre. L'un réservé aux évêques, l'autre aux rois.</text:p>
        </text:list-item>
        <text:list-item>
          <text:p text:style-name="P35">Deux groupes dominent : les nobles et les clercs.</text:p>
        </text:list-item>
        <text:list-item>
          <text:p text:style-name="P35">Les évêques ne reconnaissent que l'autorité du Christ.</text:p>
        </text:list-item>
        <text:list-item>
          <text:p text:style-name="P35">Le peuple des travailleurs est soumis aux évêques et aux rois.</text:p>
        </text:list-item>
        <text:list-item>
          <text:p text:style-name="P33"><text:span text:style-name="T42">Le système repose sur la réciprocité de ses membres</text:span><text:span text:style-name="T42"><text:note text:id="ftn6" text:note-class="footnote"><text:note-citation>6</text:note-citation><text:note-body><text:p text:style-name="P28"><text:span text:style-name="T3">Ibid</text:span>., p. 516</text:p></text:note-body></text:note></text:span><text:span text:style-name="T42">.</text:span></text:p>
        </text:list-item>
      </text:list>
      <text:p text:style-name="P15"/>
      <text:p text:style-name="P16"><text:soft-page-break/><text:span text:style-name="T42"><text:tab/></text:span><text:span text:style-name="T60">Dans une volonté d'ordre </text:span><text:span text:style-name="T61">parfait</text:span><text:span text:style-name="T60"> et sur le modèle des hiérarchies célestes, </text:span><text:span text:style-name="T61">les deux évêques proposent l'idée d'une société humaine tripartite : un peuple de travailleurs que surplombent les rois et les évêques. Une autorité suprême : le Christ, dont les rois sont les protecteurs, les évêques les interprètes.</text:span></text:p>
      <text:p text:style-name="P16"><text:span text:style-name="T61"><text:tab/>Au XIe siècle, </text:span><text:span text:style-name="T62">l'idéal carolingien n'est plus celui des évêques. </text:span><text:span text:style-name="T64">L</text:span><text:span text:style-name="T62">e gouvernement de leur société est composé de deux personnes et non plus d'une seule toute puissante. Les évêques ne sont plus à l'ombre des rois, relégués à l'oraison, comme l</text:span><text:span text:style-name="T64">'avait imposé</text:span><text:span text:style-name="T62"> Charlemagne. L'autorité divine leur est </text:span><text:span text:style-name="T64">ainsi </text:span><text:span text:style-name="T62">restituée. </text:span><text:span text:style-name="T63">Celle-ci </text:span><text:span text:style-name="T64">fait des évêques de véritables chefs spirituels</text:span><text:span text:style-name="T63">, car</text:span><text:span text:style-name="T62"> Gérard et Adalbéron les voulaient garant</text:span><text:span text:style-name="T63">s</text:span><text:span text:style-name="T62"> de la paix et précepteurs des rois.</text:span></text:p>
      <text:p text:style-name="P16"/>
      <text:p text:style-name="P17"><text:tab/><text:span text:style-name="T80">Un peu plus tard, Hugues de Saint-Victor (1024-</text:span><text:span text:style-name="T39">†</text:span><text:span text:style-name="T72">1109), par le recours à l'image du corps, donnera un nouvel élan à l'idéologie de la bipartition. Le corps humain, bien qu'étant l'assemblage complexe de membres multiples, forme une entité homogène. « La sainte Église est le corps du Christ, appelé à la vie par un seul esprit, unifié par une seule foi, et sanctifié</text:span><text:span text:style-name="T72"><text:note text:id="ftn7" text:note-class="footnote"><text:note-citation>7</text:note-citation><text:note-body><text:p text:style-name="P29"><text:span text:style-name="T3">Ibid</text:span>., p. 709</text:p></text:note-body></text:note></text:span><text:span text:style-name="T72">. » Sous la tête, les deux côtés du même corps s'imbriquent, comme s'imbriquent les deux ordres d'une même société. « Les deux côtés sont distribués l'un et l'autre sous une seule tête ; ils sont comme déduits d'un seul principe et référés à l'un</text:span><text:span text:style-name="T72"><text:note text:id="ftn8" text:note-class="footnote"><text:note-citation>8</text:note-citation><text:note-body><text:p text:style-name="P29"><text:span text:style-name="T3">Ibid</text:span>., p. 709</text:p></text:note-body></text:note></text:span><text:span text:style-name="T72">. » Ils s'imbriquent, certes, mais ne sont pas égaux. L'un obéit à l'autre. Le côté gauche, celui des laïcs, obéit au côté droit, celui des clercs. Ainsi, sous le regard du Christ, bien que chacun contribue à l'exercice d'un seul pouvoir, l'évêque s'élève au dessus du roi.</text:span></text:p>
      <text:p text:style-name="P17"><text:tab/><text:span text:style-name="T73">Cette théorie du pouvoir trouve son expression architecturale éloquente dans les sculptures du portail Sainte-Anne de la cathédrale Notre-Dame à Paris. Le tympan a été construit vers 1150 puis intégré au portail de la façade occidentale vers 1200. On y voit au centre le Christ en majesté dans les bras de la Vierge Marie. À sa droite, un évêque est debout. À sa gauche, un roi est à genou.</text:span></text:p>
      <text:p text:style-name="P17"/>
      <text:p text:style-name="P17"/>
      <text:p text:style-name="P9"><text:span text:style-name="T81">C</text:span>onsécration</text:p>
      <text:p text:style-name="P18"/>
      <text:p text:style-name="P18"><text:tab/><text:span text:style-name="T74">La victoire à Bouvines, le 27 juillet 1214, c'est la victoire de Philippe Auguste. </text:span><text:soft-page-break/><text:span text:style-name="T74">C'est la victoire du roi de France. Alors que son pouvoir fléchissait depuis le XIe siècle à l'ombre de celui des seigneurs, le roi assoit enfin l'autorité unifiante de sa personne sur un territoire autrefois morcelé par les puissances locales. La fête de la victoire de Bouvines est la célébration d'un idéal monarchique retrouvé. Cet idéal, c'est celui que Charlemagne avait autrefois imposé au clergé : un roi appelé par Dieu à régner et auquel toute la société humaine est subordonnée. À l'image du Christ qui règne dans le ciel, le roi de France règne sur la terre. En fait, cette position suréminente place ce dernier en dehors de la société ordonnée. Il la surplombe. Au dessous, ceux qui prient, ceux qui combattent, ceux qui travaillent.</text:span></text:p>
      <text:p text:style-name="P18"/>
      <text:p text:style-name="P18"><text:tab/><text:span text:style-name="T75">Mais depuis le XIe, alors que l'activité commerciale s’est intensifiée et que le rayonnement des villes n'a cessé de s'accroître, un nouvel homme a fait son apparition : le marchand. Et la place des marchands, en ce début de XIIIe siècle est si fortement établie qu'ils supplantent les paysans au sein même de l'ordre des travailleurs. Au lendemain de la victoire, un cortège défile dans les rues de Paris en l'honneur du roi. Il est constitué, conformément à l'ordre gélasien, de clercs d'un côté, de laïcs de l'autre. Mais ce peuple de laïcs, ce sont les citoyens de Paris, et non les paysans. Des gens du bourg, et non de la campagne.</text:span></text:p>
      <text:p text:style-name="P19"><text:tab/><text:span text:style-name="T79">Finalement, ce qu'observe Georges Duby, c'est un glissement. Le glissement progressif des paysans hors de l'ordre des travailleurs. Le troisième ordre est toujours un ordre de travailleurs, mais ce ne sont plus les hommes de la « terre », ce sont les hommes du « négoce ».</text:span></text:p>
      <text:p text:style-name="P19"/>
      <text:p text:style-name="P19"><text:tab/><text:span text:style-name="T76">Le système idéologique reste le même, fidèle aux préceptes qui l'ont inspiré. Mais il s'étire dans la verticalité : alors que le roi s'élève au dessus de la société, le peuple s'enlise sous son poids. Au milieu, les véritables trois ordres : clercs, chevaliers et négociants. « Ce système reposait sur une assise, le principe d'inégalité et d'obéissance, le rapport nécessairement hiérarchique entre ceux qui, tenus à « chérir », montrent l'exemple, donnent des ordres, et ceux qui, tenus à « révérer », les exécutent. Au sein de cette hiérarchie, la tripartition fonctionnelle reprit place tout naturellement. Mais se situant maintenant dans l'intervalle entre le monarque et la « plèbe », aidant celui-ci à tenir celle-ci en bride</text:span><text:span text:style-name="T76"><text:note text:id="ftn9" text:note-class="footnote"><text:note-citation>9</text:note-citation><text:note-body><text:p text:style-name="P30"><text:span text:style-name="T3">Ibid</text:span>., p. 824</text:p></text:note-body></text:note></text:span><text:span text:style-name="T76">. »</text:span></text:p>
      <text:p text:style-name="P19"/>
      <text:p text:style-name="P20"><text:soft-page-break/><text:tab/><text:span text:style-name="T77">Par ailleurs, en même temps que se développait l'activité marchande, l'ordre de la chevalerie s'instituait. Depuis la fin du XIe siècle, consacrées par le rituel de l'adoubement, les valeurs chevaleresques s'installaient progressivement dans la société médiévale. Au dernier tiers du XIIe siècle, exaltées par le souffle des croisades en terre sainte, ces mêmes valeurs achevèrent de se fortifier.</text:span></text:p>
      <text:p text:style-name="P20"><text:tab/><text:span text:style-name="T78">Pour un chevalier, trois contraintes majeures : fidélité, prouesse, honneur. La fidélité l'oblige à tenir parole, à se montrer loyal envers ses proches et ceux qui, dans une société solidement hiérarchisée, sont au-dessus de lui. La prouesse l'oblige à déployer les qualités martiales dignes de la noblesse de son rang ; qualités qui le placent nettement au dessus du commun des guerriers. Enfin, l'honneur l'oblige, au mépris des risques, à répondre aux appels de l'aventure ou de la guerre</text:span><text:span text:style-name="T78"><text:note text:id="ftn10" text:note-class="footnote"><text:note-citation>10</text:note-citation><text:note-body><text:p text:style-name="P31">Georges Duby, <text:span text:style-name="T3">Guillaume le Maréchal ou le meilleur chevalier du monde</text:span>, in <text:span text:style-name="T3">Féodalité</text:span>, Gallimard, Paris, 1996, p. 1112</text:p></text:note-body></text:note></text:span><text:span text:style-name="T78">.</text:span></text:p>
      <text:p text:style-name="P20"/>
      <text:p text:style-name="P20"/>
      <text:p text:style-name="P10">Jalons</text:p>
      <text:p text:style-name="P22"/>
      <text:p text:style-name="P22"><text:tab/>Au terme de cet itinéraire, plusieurs <text:span text:style-name="T83">principes</text:span> ressortent. Le premier, au centre de l'appareil idéologique <text:span text:style-name="T82">religieux</text:span> : la bipartition. <text:span text:style-name="T82">En effet, l</text:span>'attribut fondamental de <text:span text:style-name="T82">toute communauté</text:span> humaine est d'être divisée entre clercs et laïcs. <text:span text:style-name="T82">Deux ordres qu'incarnent deux personnes et dont les offices se complètent : l'évêque et le roi. Sur le modèle des ordonnances célestes, évêques et rois administrent le gouvernement de la société terrestre.</text:span></text:p>
      <text:p text:style-name="P22"><text:tab/><text:span text:style-name="T83">Le second principe, qui découle directement du premier, est l'inégalité entre ces deux personnes. Bien qu'elles se complètent, elles ne se valent pas. La supériorité des évêques est évidente. Garants de l'autorité intellectuelle et divine, Gérard de Cambrai et Adalbéron de Laon les voulaient précepteurs des rois. À ces derniers, la mission de faire régner l'ordre par la force. Mais cet ordre c'est celui des évêques.</text:span></text:p>
      <text:p text:style-name="P22"><text:tab/><text:span text:style-name="T84">Enfin, le principe grégorien d'une inégalité originelle et nécessaire cimente les blocs de l'édifice idéologique.</text:span></text:p>
      <text:p text:style-name="P22"/>
      <text:p text:style-name="P22"><text:tab/><text:span text:style-name="T84">Cet idéal, bien-sûr, c'est celui d'évêques qui ont rêvé d'une société chrétienne parfaite. Au sommet de cette société, le Christ, dont ils sont les représentants sur terre. Les clercs surplombent les laïcs. Mais lorsque des monarques comme Charlemagne et </text:span><text:soft-page-break/><text:span text:style-name="T84">Philippe Auguste tiennent entre leurs mains le pouvoir, le représentant du Christ est le roi. Celui-ci surplombe toute la société : clercs et laïcs. Deux images de la société idé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4T09:07:06.901849271</meta:creation-date>
    <dc:date>2015-08-21T13:45:29.310867284</dc:date>
    <dc:creator>Gauthier </dc:creator>
    <meta:editing-duration>PT17H25M41S</meta:editing-duration>
    <meta:editing-cycles>64</meta:editing-cycles>
    <meta:generator>LibreOffice/4.2.8.2$Linux_X86_64 LibreOffice_project/420m0$Build-2</meta:generator>
    <meta:document-statistic meta:table-count="0" meta:image-count="0" meta:object-count="0" meta:page-count="7" meta:paragraph-count="46" meta:word-count="2230" meta:character-count="13645" meta:non-whitespace-character-count="11443"/>
  </office:meta>
</office:document-meta>
</file>